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27e34" officeooo:paragraph-rsid="00027e34"/>
    </style:style>
    <style:style style:name="P4" style:family="paragraph" style:parent-style-name="Standard">
      <style:text-properties officeooo:rsid="00027e34" officeooo:paragraph-rsid="000c4f92"/>
    </style:style>
    <style:style style:name="P5" style:family="paragraph" style:parent-style-name="Standard">
      <style:text-properties officeooo:rsid="0004ac76" officeooo:paragraph-rsid="000b777d"/>
    </style:style>
    <style:style style:name="P6" style:family="paragraph" style:parent-style-name="Standard">
      <style:text-properties officeooo:rsid="00064de3" officeooo:paragraph-rsid="00064de3"/>
    </style:style>
    <style:style style:name="P7" style:family="paragraph" style:parent-style-name="Standard">
      <style:text-properties officeooo:rsid="0001b90b" officeooo:paragraph-rsid="0001b90b"/>
    </style:style>
    <style:style style:name="P8" style:family="paragraph" style:parent-style-name="Standard">
      <style:text-properties officeooo:rsid="000c03d0" officeooo:paragraph-rsid="000c03d0"/>
    </style:style>
    <style:style style:name="P9" style:family="paragraph" style:parent-style-name="Standard">
      <style:text-properties officeooo:rsid="000c4f92" officeooo:paragraph-rsid="000c4f92"/>
    </style:style>
    <style:style style:name="P10" style:family="paragraph" style:parent-style-name="Standard">
      <style:text-properties officeooo:paragraph-rsid="000c4f92"/>
    </style:style>
    <style:style style:name="P11" style:family="paragraph" style:parent-style-name="Subtitle">
      <style:text-properties officeooo:rsid="00015fa8" officeooo:paragraph-rsid="00015fa8"/>
    </style:style>
    <style:style style:name="P12" style:family="paragraph" style:parent-style-name="Text_20_body">
      <style:text-properties officeooo:rsid="0001b90b" officeooo:paragraph-rsid="0001b90b"/>
    </style:style>
    <style:style style:name="P13" style:family="paragraph" style:parent-style-name="Text_20_body">
      <style:text-properties officeooo:rsid="00015fa8" officeooo:paragraph-rsid="000c03d0"/>
    </style:style>
    <style:style style:name="P14" style:family="paragraph" style:parent-style-name="Text_20_body">
      <style:text-properties officeooo:rsid="000c03d0" officeooo:paragraph-rsid="000c03d0"/>
    </style:style>
    <style:style style:name="P15" style:family="paragraph" style:parent-style-name="Text_20_body">
      <style:text-properties officeooo:rsid="000b777d" officeooo:paragraph-rsid="0001b90b"/>
    </style:style>
    <style:style style:name="P16" style:family="paragraph" style:parent-style-name="Title">
      <style:text-properties officeooo:rsid="000b777d" officeooo:paragraph-rsid="0001b90b"/>
    </style:style>
    <style:style style:name="P17" style:family="paragraph" style:parent-style-name="Heading_20_1">
      <style:text-properties officeooo:rsid="000b777d" officeooo:paragraph-rsid="00027e34"/>
    </style:style>
    <style:style style:name="P18" style:family="paragraph" style:parent-style-name="Heading_20_1">
      <style:text-properties officeooo:rsid="0004ac76" officeooo:paragraph-rsid="0004ac76"/>
    </style:style>
    <style:style style:name="P19" style:family="paragraph" style:parent-style-name="Heading_20_2">
      <style:text-properties officeooo:rsid="000c4f92"/>
    </style:style>
    <style:style style:name="P20" style:family="paragraph" style:parent-style-name="Heading_20_2">
      <style:text-properties officeooo:rsid="000c4f92" officeooo:paragraph-rsid="000c4f92"/>
    </style:style>
    <style:style style:name="P21" style:family="paragraph" style:parent-style-name="Heading_20_2">
      <style:text-properties officeooo:rsid="000b777d"/>
    </style:style>
    <style:style style:name="P22" style:family="paragraph" style:parent-style-name="Heading_20_3">
      <style:text-properties officeooo:rsid="00100ad7" officeooo:paragraph-rsid="00100ad7"/>
    </style:style>
    <style:style style:name="P23" style:family="paragraph" style:parent-style-name="Heading_20_3">
      <style:text-properties officeooo:paragraph-rsid="00100ad7"/>
    </style:style>
    <style:style style:name="P24" style:family="paragraph" style:parent-style-name="List_20_Paragraph" style:list-style-name="Numbering_20_123">
      <style:paragraph-properties fo:margin-left="0in" fo:margin-right="0in" fo:text-indent="0in" style:auto-text-indent="false"/>
      <style:text-properties fo:color="#c9211e" loext:opacity="100%" officeooo:paragraph-rsid="000f914d"/>
    </style:style>
    <style:style style:name="P25" style:family="paragraph" style:parent-style-name="Standard">
      <style:text-properties officeooo:paragraph-rsid="001003ae"/>
    </style:style>
    <style:style style:name="P26" style:family="paragraph" style:parent-style-name="Standard">
      <style:text-properties officeooo:paragraph-rsid="00100ad7"/>
    </style:style>
    <style:style style:name="P27" style:family="paragraph" style:parent-style-name="Standard">
      <style:text-properties officeooo:paragraph-rsid="0010f4b2"/>
    </style:style>
    <style:style style:name="P28" style:family="paragraph" style:parent-style-name="Standard" style:list-style-name="L2">
      <style:text-properties officeooo:paragraph-rsid="0010f4b2"/>
    </style:style>
    <style:style style:name="P29" style:family="paragraph" style:parent-style-name="Standard" style:list-style-name="L2">
      <style:text-properties fo:color="#c9211e" loext:opacity="100%" officeooo:paragraph-rsid="0010f4b2" fo:background-color="transparent"/>
    </style:style>
    <style:style style:name="P30" style:family="paragraph" style:parent-style-name="Standard">
      <style:text-properties officeooo:rsid="0004ac76" officeooo:paragraph-rsid="000b777d"/>
    </style:style>
    <style:style style:name="P31" style:family="paragraph" style:parent-style-name="Standard">
      <style:text-properties officeooo:paragraph-rsid="001441f7"/>
    </style:style>
    <style:style style:name="P32" style:family="paragraph" style:parent-style-name="Standard">
      <style:text-properties officeooo:rsid="0014e30a" officeooo:paragraph-rsid="0014e30a"/>
    </style:style>
    <style:style style:name="P33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/>
      <style:text-properties officeooo:paragraph-rsid="00126c9a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26c9a"/>
    </style:style>
    <style:style style:name="T1" style:family="text">
      <style:text-properties officeooo:rsid="000b777d"/>
    </style:style>
    <style:style style:name="T2" style:family="text">
      <style:text-properties officeooo:rsid="000b777d" fo:background-color="#ffff00" loext:char-shading-value="0"/>
    </style:style>
    <style:style style:name="T3" style:family="text">
      <style:text-properties officeooo:rsid="000c03d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03d0" style:font-style-asian="italic" style:font-style-complex="italic"/>
    </style:style>
    <style:style style:name="T6" style:family="text">
      <style:text-properties fo:font-style="italic" officeooo:rsid="000e0542" style:font-style-asian="italic" style:font-style-complex="italic"/>
    </style:style>
    <style:style style:name="T7" style:family="text">
      <style:text-properties fo:font-style="italic" officeooo:rsid="001003ae" style:font-style-asian="italic" style:font-style-complex="italic"/>
    </style:style>
    <style:style style:name="T8" style:family="text">
      <style:text-properties fo:font-style="italic" officeooo:rsid="0010f167" style:font-style-asian="italic" style:font-style-complex="italic"/>
    </style:style>
    <style:style style:name="T9" style:family="text">
      <style:text-properties fo:font-style="italic" officeooo:rsid="0010f4b2" style:font-style-asian="italic" style:font-style-complex="italic"/>
    </style:style>
    <style:style style:name="T10" style:family="text">
      <style:text-properties fo:font-style="italic" officeooo:rsid="00126c9a" style:font-style-asian="italic" style:font-style-complex="italic"/>
    </style:style>
    <style:style style:name="T11" style:family="text">
      <style:text-properties fo:font-style="italic" officeooo:rsid="001441f7" style:font-style-asian="italic" style:font-style-complex="italic"/>
    </style:style>
    <style:style style:name="T12" style:family="text">
      <style:text-properties fo:font-style="italic" officeooo:rsid="0014e30a" style:font-style-asian="italic" style:font-style-complex="italic"/>
    </style:style>
    <style:style style:name="T13" style:family="text">
      <style:text-properties officeooo:rsid="000c4f9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c4f92" style:font-style-asian="normal" style:font-style-complex="normal"/>
    </style:style>
    <style:style style:name="T16" style:family="text">
      <style:text-properties fo:font-style="normal" officeooo:rsid="001003ae" style:font-style-asian="normal" style:font-style-complex="normal"/>
    </style:style>
    <style:style style:name="T17" style:family="text">
      <style:text-properties fo:font-style="normal" officeooo:rsid="00100ad7" style:font-style-asian="normal" style:font-style-complex="normal"/>
    </style:style>
    <style:style style:name="T18" style:family="text">
      <style:text-properties fo:font-style="normal" officeooo:rsid="0010f167" style:font-style-asian="normal" style:font-style-complex="normal"/>
    </style:style>
    <style:style style:name="T19" style:family="text">
      <style:text-properties fo:font-style="normal" officeooo:rsid="0010f4b2" style:font-style-asian="normal" style:font-style-complex="normal"/>
    </style:style>
    <style:style style:name="T20" style:family="text">
      <style:text-properties fo:font-style="normal" officeooo:rsid="00126c9a" style:font-style-asian="normal" style:font-style-complex="normal"/>
    </style:style>
    <style:style style:name="T21" style:family="text">
      <style:text-properties fo:font-style="normal" officeooo:rsid="0014e30a" style:font-style-asian="normal" style:font-style-complex="normal"/>
    </style:style>
    <style:style style:name="T22" style:family="text">
      <style:text-properties officeooo:rsid="000e0542"/>
    </style:style>
    <style:style style:name="T23" style:family="text">
      <style:text-properties officeooo:rsid="001003ae"/>
    </style:style>
    <style:style style:name="T24" style:family="text">
      <style:text-properties officeooo:rsid="00100ad7"/>
    </style:style>
    <style:style style:name="T25" style:family="text">
      <style:text-properties officeooo:rsid="0010f167"/>
    </style:style>
    <style:style style:name="T26" style:family="text">
      <style:text-properties officeooo:rsid="0010f4b2"/>
    </style:style>
    <style:style style:name="T27" style:family="text">
      <style:text-properties officeooo:rsid="00126c9a"/>
    </style:style>
    <style:style style:name="T28" style:family="text">
      <style:text-properties fo:color="#c9211e" loext:opacity="100%" officeooo:rsid="000b777d" fo:background-color="transparent" loext:char-shading-value="0"/>
    </style:style>
    <style:style style:name="T29" style:family="text">
      <style:text-properties fo:color="#c9211e" loext:opacity="100%" officeooo:rsid="000b777d" fo:background-color="transparent" loext:char-shading-value="0"/>
    </style:style>
    <style:style style:name="T30" style:family="text">
      <style:text-properties fo:color="#c9211e" loext:opacity="100%" officeooo:rsid="001003ae" fo:background-color="transparent" loext:char-shading-value="0"/>
    </style:style>
    <style:style style:name="T31" style:family="text">
      <style:text-properties fo:color="#c9211e" loext:opacity="100%" officeooo:rsid="000c03d0" fo:background-color="transparent" loext:char-shading-value="0"/>
    </style:style>
    <style:style style:name="T32" style:family="text">
      <style:text-properties fo:color="#c9211e" loext:opacity="100%" officeooo:rsid="000e0542" fo:background-color="transparent" loext:char-shading-value="0"/>
    </style:style>
    <style:style style:name="T33" style:family="text">
      <style:text-properties fo:color="#c9211e" loext:opacity="100%" officeooo:rsid="00143d15" fo:background-color="transparent" loext:char-shading-value="0"/>
    </style:style>
    <style:style style:name="T34" style:family="text">
      <style:text-properties fo:color="#c9211e" loext:opacity="100%" fo:background-color="transparent" loext:char-shading-value="0"/>
    </style:style>
    <style:style style:name="T35" style:family="text">
      <style:text-properties fo:color="#c9211e" loext:opacity="100%" officeooo:rsid="000b777d" fo:background-color="#ffff00" loext:char-shading-value="0"/>
    </style:style>
    <style:style style:name="T36" style:family="text">
      <style:text-properties fo:color="#c9211e" loext:opacity="100%" officeooo:rsid="0014e30a"/>
    </style:style>
    <style:style style:name="T37" style:family="text">
      <style:text-properties officeooo:rsid="001441f7"/>
    </style:style>
    <style:style style:name="T38" style:family="text">
      <style:text-properties officeooo:rsid="0014e3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erva de Voos</text:p>
      <text:p text:style-name="P11">Licenciatura em Engenharia Informática</text:p>
      <text:p text:style-name="P14">Cristiano Pereira, João Martins, Jorge Lima, Rúben Santos</text:p>
      <text:p text:style-name="P13">Universidade do Minho</text:p>
      <text:p text:style-name="P15">Sistemas Distribuídos</text:p>
      <text:p text:style-name="P12">Grupo <text:span text:style-name="T1">14</text:span></text:p>
      <text:p text:style-name="P12">2021/2022</text:p>
      <text:p text:style-name="P1">Abstract</text:p>
      <text:p text:style-name="P7"><text:span text:style-name="T1">No presente documento é apresentada a descrição da nossa implementação de uma plataforma </text:span><text:span text:style-name="T3">de reserva de voos sob forma de um par cliente-Servidor, em Java, utilizando </text:span><text:span text:style-name="T5">sockets</text:span><text:span text:style-name="T3"> e </text:span><text:span text:style-name="T5">threads</text:span><text:span text:style-name="T3">. A plataforma permite aos seus utilizadores aceder aos voos disponíveis (</text:span><text:span text:style-name="T31">com filtros</text:span><text:span text:style-name="T3">), reservar viagens constituídas por vários voos e cancelar estas viagens. O administrador do sistema tem ainda a possibilidade de adicionar novos voos, entre outras.</text:span></text:p>
      <text:p text:style-name="P8">Esta solução parte do princípio que é sempre possível fazer escalas, sendo que se existir um voo A → B e outro de B → C, num dado dia, então é possível para um passageiro fazer A → B → C, se houver disponibilidade de lugares em ambos os voos. Os mesmos voos repetem-se todos os dias.</text:p>
      <text:list xml:id="list4287089164" text:style-name="Numbering_20_123">
        <text:list-item>
          <text:h text:style-name="P17" text:outline-level="1">Arquitetura da Solução</text:h>
        </text:list-item>
      </text:list>
      <text:p text:style-name="P9">Como proposto no enunciado, o sistema está dividido em dois componentes: Cliente e Servidor.</text:p>
      <text:p text:style-name="P9"/>
      <text:p text:style-name="P4">&lt;<text:span text:style-name="T29">diagrama_componentes: </text:span><text:span text:style-name="T30">a imagem está muito grande e é um diagrama de packages. Estamos a falar de componentes e depois metemos um diagrama de packages, temos de ver o que queremos: packages ou componentes</text:span>&gt;</text:p>
      <text:p text:style-name="P9"/>
      <text:p text:style-name="P9">Ambos estes componentes tem implementados mecanismos de gestão de concorrência, dado que serão acedidos por várias <text:span text:style-name="T4">threads</text:span> ao mesmo tempo.</text:p>
      <text:list xml:id="list115207619149942" text:continue-numbering="true" text:style-name="Numbering_20_123">
        <text:list-item>
          <text:h text:style-name="P20" text:outline-level="2">Servidor</text:h>
        </text:list-item>
      </text:list>
      <text:p text:style-name="P10">O objetivo <text:span text:style-name="T13">principal do </text:span>servidor é <text:span text:style-name="T13">receber, processar e responder</text:span>, <text:span text:style-name="T13">concorrentemente,</text:span> aos pedidos do<text:span text:style-name="T13">s</text:span> cliente<text:span text:style-name="T13">s do serviço implementado. P</text:span>ara <text:span text:style-name="T13">cumprirmos com este objetivo, o Servidor </text:span>cria uma <text:span text:style-name="T4">thread</text:span> para <text:span text:style-name="T13">processar e </text:span>responder cada <text:span text:style-name="T13">pedido que recebe</text:span>. </text:p>
      <text:p text:style-name="P10">Para <text:span text:style-name="T13">armazenarmos as informações do Servidor precisamos de uma estrutura de dados: </text:span>o package <text:span text:style-name="T4">ServerInfo </text:span>contém dois componentes que, <text:span text:style-name="T13">por sua vez,</text:span> fazem a gestão da informação <text:span text:style-name="T13">de </text:span>clientes e voos.</text:p>
      <text:p text:style-name="P10"><text:soft-page-break/>Para gerir <text:span text:style-name="T13">a informação dos</text:span> clientes <text:span text:style-name="T13">temos </text:span>o package <text:span text:style-name="T4">ClientInfo</text:span><text:span text:style-name="T14">, </text:span><text:span text:style-name="T15">que</text:span><text:span text:style-name="T4"> </text:span>permite guardar todas as informações <text:span text:style-name="T13">pessoais dos clientes</text:span>, <text:span text:style-name="T13">incluindo</text:span> também <text:span text:style-name="T13">as reservas que fizeram</text:span>.</text:p>
      <text:p text:style-name="P10"><text:span text:style-name="T13">A gestão da informação </text:span>dos voos é feit<text:span text:style-name="T13">a</text:span> em <text:span text:style-name="T4">FlightInfo</text:span>. Aqui é possível gerir os voos e reservas de todo o sistema, <text:span text:style-name="T13">nomeadamente,</text:span> <text:span text:style-name="T13">fazer</text:span> reservas <text:span text:style-name="T13">no</text:span> intervalo de tempo entre o dia atual e os próximos noventa dias <text:span text:style-name="T13">e </text:span>fazer a manutenção da passagem de um dia. Também disponibiliza a procura de um percurso entre duas localizações e a proibição de <text:span text:style-name="T13">reservas/cancelamentos</text:span> num dia específico.</text:p>
      <text:list xml:id="list115207639190083" text:continue-numbering="true" text:style-name="Numbering_20_123">
        <text:list-item>
          <text:h text:style-name="P19" text:outline-level="2">Cliente</text:h>
        </text:list-item>
      </text:list>
      <text:p text:style-name="Standard"><text:span text:style-name="T22">O C</text:span>liente, fornece <text:span text:style-name="T22">uma</text:span> interface <text:span text:style-name="T22">que possibilita o</text:span> regist<text:span text:style-name="T22">o</text:span> <text:span text:style-name="T22">de</text:span> <text:span text:style-name="T22">reservas</text:span> do utilizador e do administrador. <text:span text:style-name="T22">As reservas são realizadas por uma </text:span><text:span text:style-name="T6">thread</text:span> paralela à <text:span text:style-name="T22">principal, que trata da parte gráfica do sistema</text:span>. <text:span text:style-name="T22">Deste modo, é permitido ao</text:span> utilizador, por exemplo, fazer várias reservas e, mais tarde, verificar o seu resultado.</text:p>
      <text:p text:style-name="Standard"/>
      <text:p text:style-name="Standard">&lt;<text:span text:style-name="T32">mais alguma coisa?</text:span>&gt;</text:p>
      <text:list xml:id="list115208650098571" text:continue-numbering="true" text:style-name="Numbering_20_123">
        <text:list-item>
          <text:h text:style-name="P17" text:outline-level="1">Implementação</text:h>
        </text:list-item>
      </text:list>
      <text:p text:style-name="P3">&lt;<text:span text:style-name="T29">geral – </text:span><text:span text:style-name="T33">talvez read/write locks, ficheiros binarios e outra info genérica</text:span>&gt;</text:p>
      <text:list xml:id="list115207217637918" text:continue-numbering="true" text:style-name="Numbering_20_123">
        <text:list-item>
          <text:list>
            <text:list-item>
              <text:h text:style-name="P21" text:outline-level="2">Servidor</text:h>
              <text:list>
                <text:list-item>
                  <text:h text:style-name="P22" text:outline-level="3">Server</text:h>
                </text:list-item>
              </text:list>
            </text:list-item>
          </text:list>
        </text:list-item>
      </text:list>
      <text:p text:style-name="P25">A classe <text:span text:style-name="T4">Server</text:span> do nosso projeto está <text:span text:style-name="T23">perpetuamente à espera de receber</text:span> pedidos TCP d<text:span text:style-name="T23">e</text:span> cliente<text:span text:style-name="T23">s</text:span>. <text:span text:style-name="T23">S</text:span>empre que recebe um pedido de conexão cria uma nova <text:span text:style-name="T23">instância da classe </text:span><text:span text:style-name="T4">ClientHandler</text:span><text:span text:style-name="T14"> </text:span><text:span text:style-name="T16">que corre numa </text:span><text:span text:style-name="T7">thread</text:span><text:span text:style-name="T16"> criada para o efeito</text:span>. Est<text:span text:style-name="T23">a é a classe que v</text:span>ai trocar informação com o cliente.</text:p>
      <text:p text:style-name="P26">Para <text:span text:style-name="T23">que </text:span>não exist<text:span text:style-name="T23">am</text:span> demasiadas <text:span text:style-name="T4">threads</text:span> <text:span text:style-name="T23">inativas, foi decidido que,</text:span> se o <text:span text:style-name="T4">login</text:span> ou o <text:span text:style-name="T4">signup</text:span> falharem, a <text:span text:style-name="T4">thread </text:span><text:span text:style-name="T17">termina</text:span>. </text:p>
      <text:list xml:id="list115208811372093" text:continue-numbering="true" text:style-name="Numbering_20_123">
        <text:list-item>
          <text:list>
            <text:list-item>
              <text:list>
                <text:list-item>
                  <text:h text:style-name="P22" text:outline-level="3">IClientFacade</text:h>
                </text:list-item>
              </text:list>
            </text:list-item>
          </text:list>
        </text:list-item>
      </text:list>
      <text:p text:style-name="P26"><text:span text:style-name="T23">O</text:span> componente <text:span text:style-name="T4">IClientFacade</text:span> é<text:span text:style-name="T24"> utilizado </text:span>para obter e registar informação <text:span text:style-name="T24">d</text:span><text:span text:style-name="T25">os</text:span><text:span text:style-name="T24"> clientes.</text:span> Além d<text:span text:style-name="T25">e armazenar as</text:span> informações <text:span text:style-name="T25">pessoais como</text:span> <text:span text:style-name="T4">username </text:span><text:span text:style-name="T25">e</text:span> <text:span text:style-name="T4">password</text:span>, permite também associar o <text:span text:style-name="T4">id</text:span> de uma reserva a um cliente, que é <text:span text:style-name="T25">utilizado para, posteriormente, cancelar esta reserva, se necessário</text:span>. <text:span text:style-name="T25">Este componente i</text:span>mplementa um sistema de <text:span text:style-name="T4">ReentrantReadWriteLocks</text:span> para permitir o acesso de várias <text:span text:style-name="T4">threads</text:span><text:span text:style-name="T14"> </text:span><text:span text:style-name="T20">concorrentemente</text:span><text:span text:style-name="T14">, </text:span><text:span text:style-name="T18">tendo como vantagem que o acesso não é bloqueado a várias</text:span><text:span text:style-name="T8"> threads</text:span><text:span text:style-name="T18"> que apenas queiram ler dados.</text:span><text:span text:style-name="T4"> </text:span></text:p>
      <text:list xml:id="list115208091388127" text:continue-numbering="true" text:style-name="Numbering_20_123">
        <text:list-item>
          <text:list>
            <text:list-item>
              <text:list>
                <text:list-item>
                  <text:h text:style-name="P23" text:outline-level="3"><text:span text:style-name="T24">IFlightFacade</text:span></text:h>
                </text:list-item>
              </text:list>
            </text:list-item>
          </text:list>
        </text:list-item>
      </text:list>
      <text:p text:style-name="P27"><text:span text:style-name="T23">O</text:span> componente <text:span text:style-name="T4">IClientFacade</text:span> é<text:span text:style-name="T24"> utilizado </text:span>para obter e registar informação <text:span text:style-name="T24">de voos. </text:span>Cada <text:span text:style-name="T4">Flight</text:span> contém, além da origem e destino, <text:span text:style-name="T34">o número de reservas para os próximos 90 dias</text:span>. </text:p>
      <text:p text:style-name="P27"><text:span text:style-name="T26">A</text:span> classe <text:span text:style-name="T4">FlightFacade</text:span> vai fazer <text:span text:style-name="T26">a</text:span> gestão <text:span text:style-name="T26">dos </text:span><text:span text:style-name="T9">Flight</text:span><text:span text:style-name="T19">’s</text:span>, <text:span text:style-name="T26">sendo que fica encarregue de atualizar o dia atual</text:span>, u<text:span text:style-name="T26">tilizando</text:span> a biblioteca <text:span text:style-name="T4">LocalDate</text:span><text:span text:style-name="T14">.</text:span> <text:span text:style-name="T26">A</text:span> lista com os novos dias <text:span text:style-name="T26">vai sendo também atualizada </text:span>e <text:span text:style-name="T26">os dias anteriores removidos. É nesta classe implementado o seguinte conjunto de funcionalidades:</text:span></text:p>
      <text:p text:style-name="P27"/>
      <text:list xml:id="list2769462050" text:style-name="L2">
        <text:list-item>
          <text:p text:style-name="P29"><text:span text:style-name="T26">C</text:span>álculo de um caminho entre duas localizações usando um algoritmo de procura iterativa limitada em 3 níveis de profundidade.</text:p>
        </text:list-item>
        <text:list-item>
          <text:p text:style-name="P28"><text:span text:style-name="T27">Efetuar re</text:span>serva<text:span text:style-name="T27">s</text:span> e o cancelamento d<text:span text:style-name="T27">as mesmas.</text:span> </text:p>
        </text:list-item>
        <text:list-item>
          <text:p text:style-name="P28">No caso d<text:span text:style-name="T27">e uma</text:span> reserva, <text:span text:style-name="T27">o caminho é calculado com o algoritmo acima, sendo que,</text:span> se um cliente pretend<text:span text:style-name="T27">e</text:span> <text:span text:style-name="T27">viajar</text:span> de <text:span text:style-name="T27">Porto - Paris</text:span>, e <text:span text:style-name="T27">não existe disponibilidade num voo direto, o sistema procura uma alternativa e regista, se disponível, uma</text:span> reserva como dois voos: <text:span text:style-name="T27">Porto – Madrid, Madrid – Paris.</text:span></text:p>
        </text:list-item>
      </text:list>
      <text:p text:style-name="P27"/>
      <text:p text:style-name="P34">Todas estas fun<text:span text:style-name="T26">cionalidades</text:span> <text:span text:style-name="T26">estão implementadas com </text:span><text:span text:style-name="T4">ReentrantReadWriteLocks</text:span><text:span text:style-name="T14">,</text:span> para permitir que vári<text:span text:style-name="T26">os</text:span> clientes consultem e alterem a informação <text:span text:style-name="T27">de forma concorrente</text:span><text:span text:style-name="T20">, </text:span><text:span text:style-name="T18">tendo como vantagem que o acesso não é bloqueado a várias</text:span><text:span text:style-name="T8"> threads</text:span><text:span text:style-name="T18"> que apenas queiram ler dados.</text:span></text:p>
      <text:list xml:id="list115208907937314" text:continue-numbering="true" text:style-name="L2">
        <text:list-header>
          <text:p text:style-name="P33"><text:soft-page-break/>Ambos <text:span text:style-name="T27">os</text:span> componentes <text:span text:style-name="T27">(</text:span><text:span text:style-name="T10">IclientFacade, IflightFacade</text:span><text:span text:style-name="T27">) fazem </text:span>us<text:span text:style-name="T27">o de</text:span> exceções quando <text:span text:style-name="T27">ocorre</text:span> algum erro, permitindo assim ao servidor <text:span text:style-name="T27">emitir e resolver</text:span> <text:span text:style-name="T27">o problema</text:span>. Também permitem a escrita das suas estruturas em ficheiros binário<text:span text:style-name="T27">s</text:span>, para <text:span text:style-name="T27">que</text:span> o servidor, sempre que iniciar, carregar toda a informação <text:span text:style-name="T27">anterior</text:span>.</text:p>
        </text:list-header>
      </text:list>
      <text:p text:style-name="P5"/>
      <text:p text:style-name="P5">&lt;<text:span text:style-name="T29">imagem</text:span>&gt;</text:p>
      <text:list xml:id="list115207285883323" text:continue-list="list115208091388127" text:style-name="Numbering_20_123">
        <text:list-item>
          <text:list>
            <text:list-item>
              <text:h text:style-name="P21" text:outline-level="2">Cliente</text:h>
            </text:list-item>
          </text:list>
        </text:list-item>
      </text:list>
      <text:p text:style-name="P32">Abaixo segue uma descrição textual do fluxo de informação proveniente da autenticação do cliente.</text:p>
      <text:p text:style-name="P31">A iniciar o <text:span text:style-name="T11">C</text:span><text:span text:style-name="T4">liente</text:span>, o utilizador tem <text:span text:style-name="T37">a </text:span>opçã<text:span text:style-name="T37">o</text:span> de <text:span text:style-name="T37">efetuar</text:span> <text:span text:style-name="T11">login</text:span> ou, <text:span text:style-name="T37">caso não possua uma autenticação,</text:span> <text:span text:style-name="T11">signup</text:span>. Estas duas opções funcionam de maneira muito semelhante, <text:span text:style-name="T37">sendo que</text:span> o utilizador <text:span text:style-name="T37">fornece</text:span> <text:span text:style-name="T37">apenas </text:span>as suas credenciais, nome de utilizador e palavra-passe.</text:p>
      <text:p text:style-name="P31"><text:span text:style-name="T37">A informação da autenticação é então</text:span> inserid<text:span text:style-name="T37">a</text:span> numa lista de pedidos, <text:span text:style-name="T37">pertencente</text:span> à classe <text:span text:style-name="T4">ClientWorker</text:span><text:span text:style-name="T14">.</text:span> É <text:s/><text:span text:style-name="T38">criada a </text:span><text:span text:style-name="T4">thread</text:span> <text:span text:style-name="T38">que irá executar</text:span> o <text:span text:style-name="pl-token"><text:span text:style-name="T4">RequestWorker</text:span></text:span><text:span text:style-name="pl-token"><text:span text:style-name="T14">. </text:span></text:span><text:span text:style-name="T38">A</text:span> <text:span text:style-name="T4">thread</text:span> principal adormece à espera da resposta. O <text:span text:style-name="T4">RequestWorker</text:span> verifica se existe algum <text:span text:style-name="T38">pedido</text:span> na lista de pedidos: <text:span text:style-name="T38">neste caso temos um pedido de autenticação, que enviamos de seguida para o servidor. A</text:span> resposta é <text:span text:style-name="T38">recebida e processada ainda nesta classe. O conteúdo desta resposta é colocado numa</text:span> lista de respostas, <text:span text:style-name="T38">pertencente à classe</text:span> <text:span text:style-name="T4">ClientWorker</text:span><text:span text:style-name="T14">. </text:span><text:span text:style-name="T21">A inserção de elementes nesta lista dá um sinal à</text:span> <text:span text:style-name="T4">thread</text:span> principal, <text:span text:style-name="T38">que verifica de seguida a </text:span>lista de respostas, e <text:span text:style-name="T38">volta</text:span> para o menu principal. <text:span text:style-name="T38">O</text:span> <text:span text:style-name="T4">RequestWorker</text:span> adormece, <text:span text:style-name="T38">até que seja necessário enviar mais algum pedido.</text:span></text:p>
      <text:p text:style-name="Standard">No menu principal, o utilizador tem <text:span text:style-name="T36">todas</text:span> <text:span text:style-name="T38">as </text:span>funcionalidades <text:span text:style-name="T38">pedidas</text:span> no guião <text:span text:style-name="T38">do trabalho prático. S</text:span>empre que <text:span text:style-name="T38">o utilizador decidir </text:span>utilizar uma funcionalidade é gerado um pedido, <text:span text:style-name="T38">que é</text:span> inserido na lista de pedidos. <text:span text:style-name="T38">O </text:span><text:span text:style-name="T12">Re</text:span><text:span text:style-name="T4">questWorker</text:span> <text:span text:style-name="T38">acorda e processa </text:span>o pedido. <text:span text:style-name="T38">D</text:span>esta forma temos a possibilidade de uma <text:span text:style-name="T4">thread</text:span> estar a resolver <text:span text:style-name="T38">um</text:span> pedido <text:span text:style-name="T38">de reserva</text:span> e<text:span text:style-name="T38">nquanto que o utilizador tem acesso à interface.</text:span></text:p>
      <text:p text:style-name="P5"/>
      <text:p text:style-name="P5">&lt;<text:span text:style-name="T29">imagem</text:span>&gt;</text:p>
      <text:list xml:id="list115207184187399" text:continue-numbering="true" text:style-name="Numbering_20_123">
        <text:list-item>
          <text:h text:style-name="P18" text:outline-level="1">Conclusão</text:h>
          <text:p text:style-name="P24">O trabalho correu bem, cumprindo todos os objetivos que desejamos.</text:p>
          <text:p text:style-name="P24">Ajudou a perceber melhor a utilização de locks, conditions e a comunicação em TCP.</text:p>
          <text:p text:style-name="P24">Coisas a melhorar? Base de dados? Faz sentido nesta cadeira?</text:p>
        </text:list-item>
      </text:list>
      <text:p text:style-name="P2">Referências</text:p>
      <text:p text:style-name="P6"><text:span text:style-name="T1">&lt;</text:span><text:span text:style-name="T29">return new Random(Random.Indian)</text:span><text:span text:style-name="T1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/>
      <style:text-properties fo:font-size="80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l-toke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45in" fo:margin-left="0.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3T11:52:04.291957292</dc:date>
    <meta:editing-duration>PT54M45S</meta:editing-duration>
    <meta:editing-cycles>9</meta:editing-cycles>
    <meta:generator>LibreOffice/7.1.8.1$Linux_X86_64 LibreOffice_project/10$Build-1</meta:generator>
    <meta:document-statistic meta:table-count="0" meta:image-count="0" meta:object-count="0" meta:page-count="3" meta:paragraph-count="51" meta:word-count="1111" meta:character-count="7050" meta:non-whitespace-character-count="5995"/>
  </office:meta>
</office:document-meta>
</file>